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fb3" officeooo:paragraph-rsid="0006c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2:05:19.528632768</meta:creation-date>
    <dc:date>2023-08-28T12:05:35.511996404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3.7.2$Linux_X86_64 LibreOffice_project/30$Build-2</meta:generator>
  </office:meta>
</office:document-meta>
</file>